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64.01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OL-1" style:family="table-column">
      <style:table-column-properties style:column-width="141.25pt" style:use-optimal-column-width="true"/>
    </style:style>
    <style:style style:name="ACOL-2" style:family="table-column">
      <style:table-column-properties style:column-width="106.1pt" style:use-optimal-column-width="true"/>
    </style:style>
    <style:style style:name="ACOL-3" style:family="table-column">
      <style:table-column-properties style:column-width="47.99pt" style:use-optimal-column-width="true"/>
    </style:style>
    <style:style style:name="ACOL-4" style:family="table-column">
      <style:table-column-properties style:column-width="123.65pt" style:use-optimal-column-width="true"/>
    </style:style>
    <style:style style:name="ACOL-5" style:family="table-column">
      <style:table-column-properties style:column-width="142.44pt" style:use-optimal-column-width="true"/>
    </style:style>
    <style:style style:name="ACOL-6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wfred_rev5.csv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3"/>
        <table:table-column table:default-cell-style-name="ACE-0" table:style-name="ACOL-5"/>
        <table:table-column table:default-cell-style-name="ACE-0" table:style-name="ACOL-3" table:number-columns-repeated="250"/>
        <table:table-column table:default-cell-style-name="ACE-0" table:style-name="ACOL-0" table:number-columns-repeated="768"/>
        <table:table-row table:style-name="AROW-0">
          <table:table-cell table:style-name="ACE-0" office:value-type="string">
            <text:p>Designator</text:p>
          </table:table-cell>
          <table:table-cell table:style-name="ACE-0" office:value-type="string">
            <text:p>Package</text:p>
          </table:table-cell>
          <table:table-cell table:style-name="ACE-0" office:value-type="string">
            <text:p>Quantity</text:p>
          </table:table-cell>
          <table:table-cell table:style-name="ACE-0" office:value-type="string">
            <text:p>Designation</text:p>
          </table:table-cell>
          <table:table-cell table:style-name="ACE-0" office:value-type="string">
            <text:p>Supplier</text:p>
          </table:table-cell>
          <table:table-cell table:style-name="ACE-0" office:value-type="string">
            <text:p>ID</text:p>
          </table:table-cell>
          <table:table-cell table:style-name="ACE-2" office:value-type="string">
            <text:p>Price</text:p>
          </table:table-cell>
          <table:table-cell table:style-name="ACE-3" office:value-type="string">
            <text:p>Total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H1</text:p>
          </table:table-cell>
          <table:table-cell table:style-name="ACE-0" office:value-type="string">
            <text:p>Housing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Oliver</text:p>
          </table:table-cell>
          <table:table-cell table:style-name="ACE-0"/>
          <table:table-cell table:style-name="ACE-2" office:value-type="float" office:value="6">
            <text:p>6.000 </text:p>
          </table:table-cell>
          <table:table-cell table:style-name="ACE-3" table:formula="of:=ROUND([.G2]*[.C2];2)" office:value-type="float" office:value="6">
            <text:p>6.00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U301</text:p>
          </table:table-cell>
          <table:table-cell table:style-name="ACE-0" office:value-type="string">
            <text:p>ESP32-S2-WROOM</text:p>
          </table:table-cell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string">
            <text:p>Mouser</text:p>
          </table:table-cell>
          <table:table-cell table:style-name="ACE-0" office:value-type="string">
            <text:p>356-ESP32S2WRM3200PH</text:p>
          </table:table-cell>
          <table:table-cell table:style-name="ACE-2" table:formula="of:=1.6899999999999999*1.1899999999999999" office:value-type="float" office:value="2.0110999999999999">
            <text:p>2.011 </text:p>
          </table:table-cell>
          <table:table-cell table:style-name="ACE-3" table:formula="of:=ROUND([.G3]*[.C3];2)" office:value-type="float" office:value="2.0099999999999998">
            <text:p>2.01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P1</text:p>
          </table:table-cell>
          <table:table-cell table:style-name="ACE-0" office:value-type="string">
            <text:p>PCB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124mm x 35mm x 1.6mm</text:p>
          </table:table-cell>
          <table:table-cell table:style-name="ACE-0" office:value-type="string">
            <text:p>JLCPCB</text:p>
          </table:table-cell>
          <table:table-cell table:style-name="ACE-0" office:value-type="string">
            <text:p>PCB-SMT Service</text:p>
          </table:table-cell>
          <table:table-cell table:style-name="ACE-2" office:value-type="float" office:value="4">
            <text:p>4.000 </text:p>
          </table:table-cell>
          <table:table-cell table:style-name="ACE-3" table:formula="of:=ROUND([.G4]*[.C4];2)" office:value-type="float" office:value="4">
            <text:p>4.00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D303,D302,D301,D101,D102</text:p>
          </table:table-cell>
          <table:table-cell table:style-name="ACE-0" office:value-type="string">
            <text:p>LED Spacer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3mm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749-ELM-7-3MM</text:p>
          </table:table-cell>
          <table:table-cell table:style-name="ACE-2" table:formula="of:=0.037999999999999999*1.1899999999999999" office:value-type="float" office:value="0.045219999999999996">
            <text:p>0.045 </text:p>
          </table:table-cell>
          <table:table-cell table:style-name="ACE-3" table:formula="of:=ROUND([.G5]*[.C5];2)" office:value-type="float" office:value="0.23000000000000001">
            <text:p>0.23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D304</text:p>
          </table:table-cell>
          <table:table-cell table:style-name="ACE-0" office:value-type="string">
            <text:p>LED_D5.0mm_Horicontal_FLIPPED_O1.27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ED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941-C543AWMNCCCKK141</text:p>
          </table:table-cell>
          <table:table-cell table:style-name="ACE-2" table:formula="of:=0.159*1.1899999999999999" office:value-type="float" office:value="0.18920999999999999">
            <text:p>0.189 </text:p>
          </table:table-cell>
          <table:table-cell table:style-name="ACE-3" table:formula="of:=ROUND([.G6]*[.C6];2)" office:value-type="float" office:value="0.19">
            <text:p>0.19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D305</text:p>
          </table:table-cell>
          <table:table-cell table:style-name="ACE-0" office:value-type="string">
            <text:p>LED_D5.0mm_Horicontal_O1.27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ED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941-C543AWMNCCCKK141</text:p>
          </table:table-cell>
          <table:table-cell table:style-name="ACE-2" table:formula="of:=0.159*1.1899999999999999" office:value-type="float" office:value="0.18920999999999999">
            <text:p>0.189 </text:p>
          </table:table-cell>
          <table:table-cell table:style-name="ACE-3" table:formula="of:=ROUND([.G7]*[.C7];2)" office:value-type="float" office:value="0.19">
            <text:p>0.19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RV301</text:p>
          </table:table-cell>
          <table:table-cell table:style-name="ACE-0" office:value-type="string">
            <text:p>P160KNPD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10k lin P160KNPD-4FC20B10K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858-P160KNP4FC20B10K</text:p>
          </table:table-cell>
          <table:table-cell table:style-name="ACE-2" table:formula="of:=0.60999999999999999*1.1899999999999999" office:value-type="float" office:value="0.72589999999999999">
            <text:p>0.726 </text:p>
          </table:table-cell>
          <table:table-cell table:style-name="ACE-3" table:formula="of:=ROUND([.G8]*[.C8];2)" office:value-type="float" office:value="0.72999999999999998">
            <text:p>0.73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01</text:p>
          </table:table-cell>
          <table:table-cell table:style-name="ACE-0" office:value-type="string">
            <text:p>OS102011MS2Q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OCO1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611-OS102011MS2QN1</text:p>
          </table:table-cell>
          <table:table-cell table:style-name="ACE-2" table:formula="of:=0.29099999999999998*1.1899999999999999" office:value-type="float" office:value="0.34628999999999999">
            <text:p>0.346 </text:p>
          </table:table-cell>
          <table:table-cell table:style-name="ACE-3" table:formula="of:=ROUND([.G9]*[.C9];2)" office:value-type="float" office:value="0.34999999999999998">
            <text:p>0.35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02</text:p>
          </table:table-cell>
          <table:table-cell table:style-name="ACE-0" office:value-type="string">
            <text:p>OS102011MS2Q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OCO2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611-OS102011MS2QN1</text:p>
          </table:table-cell>
          <table:table-cell table:style-name="ACE-2" table:formula="of:=0.29099999999999998*1.1899999999999999" office:value-type="float" office:value="0.34628999999999999">
            <text:p>0.346 </text:p>
          </table:table-cell>
          <table:table-cell table:style-name="ACE-3" table:formula="of:=ROUND([.G10]*[.C10];2)" office:value-type="float" office:value="0.34999999999999998">
            <text:p>0.35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03</text:p>
          </table:table-cell>
          <table:table-cell table:style-name="ACE-0" office:value-type="string">
            <text:p>OS102011MS2Q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OCO3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611-OS102011MS2QN1</text:p>
          </table:table-cell>
          <table:table-cell table:style-name="ACE-2" table:formula="of:=0.29099999999999998*1.1899999999999999" office:value-type="float" office:value="0.34628999999999999">
            <text:p>0.346 </text:p>
          </table:table-cell>
          <table:table-cell table:style-name="ACE-3" table:formula="of:=ROUND([.G11]*[.C11];2)" office:value-type="float" office:value="0.34999999999999998">
            <text:p>0.35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04</text:p>
          </table:table-cell>
          <table:table-cell table:style-name="ACE-0" office:value-type="string">
            <text:p>OS102011MS2Q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OCO4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611-OS102011MS2QN1</text:p>
          </table:table-cell>
          <table:table-cell table:style-name="ACE-2" table:formula="of:=0.29099999999999998*1.1899999999999999" office:value-type="float" office:value="0.34628999999999999">
            <text:p>0.346 </text:p>
          </table:table-cell>
          <table:table-cell table:style-name="ACE-3" table:formula="of:=ROUND([.G12]*[.C12];2)" office:value-type="float" office:value="0.34999999999999998">
            <text:p>0.35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05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0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65KV</text:p>
          </table:table-cell>
          <table:table-cell table:style-name="ACE-2" table:formula="of:=0.17799999999999999*1.1899999999999999" office:value-type="float" office:value="0.21181999999999998">
            <text:p>0.212 </text:p>
          </table:table-cell>
          <table:table-cell table:style-name="ACE-3" table:formula="of:=ROUND([.G13]*[.C13];2)" office:value-type="float" office:value="0.20999999999999999">
            <text:p>0.21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06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1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65KV</text:p>
          </table:table-cell>
          <table:table-cell table:style-name="ACE-2" table:formula="of:=0.17799999999999999*1.1899999999999999" office:value-type="float" office:value="0.21181999999999998">
            <text:p>0.212 </text:p>
          </table:table-cell>
          <table:table-cell table:style-name="ACE-3" table:formula="of:=ROUND([.G14]*[.C14];2)" office:value-type="float" office:value="0.20999999999999999">
            <text:p>0.21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07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2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65KV</text:p>
          </table:table-cell>
          <table:table-cell table:style-name="ACE-2" table:formula="of:=0.17799999999999999*1.1899999999999999" office:value-type="float" office:value="0.21181999999999998">
            <text:p>0.212 </text:p>
          </table:table-cell>
          <table:table-cell table:style-name="ACE-3" table:formula="of:=ROUND([.G15]*[.C15];2)" office:value-type="float" office:value="0.20999999999999999">
            <text:p>0.21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08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3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65KV</text:p>
          </table:table-cell>
          <table:table-cell table:style-name="ACE-2" table:formula="of:=0.17799999999999999*1.1899999999999999" office:value-type="float" office:value="0.21181999999999998">
            <text:p>0.212 </text:p>
          </table:table-cell>
          <table:table-cell table:style-name="ACE-3" table:formula="of:=ROUND([.G16]*[.C16];2)" office:value-type="float" office:value="0.20999999999999999">
            <text:p>0.21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09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4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65KV</text:p>
          </table:table-cell>
          <table:table-cell table:style-name="ACE-2" table:formula="of:=0.17799999999999999*1.1899999999999999" office:value-type="float" office:value="0.21181999999999998">
            <text:p>0.212 </text:p>
          </table:table-cell>
          <table:table-cell table:style-name="ACE-3" table:formula="of:=ROUND([.G17]*[.C17];2)" office:value-type="float" office:value="0.20999999999999999">
            <text:p>0.21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10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5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65KV</text:p>
          </table:table-cell>
          <table:table-cell table:style-name="ACE-2" table:formula="of:=0.17799999999999999*1.1899999999999999" office:value-type="float" office:value="0.21181999999999998">
            <text:p>0.212 </text:p>
          </table:table-cell>
          <table:table-cell table:style-name="ACE-3" table:formula="of:=ROUND([.G18]*[.C18];2)" office:value-type="float" office:value="0.20999999999999999">
            <text:p>0.21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11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HIFT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65YV</text:p>
          </table:table-cell>
          <table:table-cell table:style-name="ACE-2" table:formula="of:=0.23699999999999999*1.1899999999999999" office:value-type="float" office:value="0.28202999999999995">
            <text:p>0.282 </text:p>
          </table:table-cell>
          <table:table-cell table:style-name="ACE-3" table:formula="of:=ROUND([.G19]*[.C19];2)" office:value-type="float" office:value="0.28000000000000003">
            <text:p>0.28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12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ESTOP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65RV</text:p>
          </table:table-cell>
          <table:table-cell table:style-name="ACE-2" table:formula="of:=0.23699999999999999*1.1899999999999999" office:value-type="float" office:value="0.28202999999999995">
            <text:p>0.282 </text:p>
          </table:table-cell>
          <table:table-cell table:style-name="ACE-3" table:formula="of:=ROUND([.G20]*[.C20];2)" office:value-type="float" office:value="0.28000000000000003">
            <text:p>0.28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13</text:p>
          </table:table-cell>
          <table:table-cell table:style-name="ACE-0" office:value-type="string">
            <text:p>100SP1T1B1M1QEH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IRECTION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612-100-A1111</text:p>
          </table:table-cell>
          <table:table-cell table:style-name="ACE-2" table:formula="of:=1.5800000000000001*1.1899999999999999" office:value-type="float" office:value="1.8802000000000001">
            <text:p>1.880 </text:p>
          </table:table-cell>
          <table:table-cell table:style-name="ACE-3" table:formula="of:=ROUND([.G21]*[.C21];2)" office:value-type="float" office:value="1.8799999999999999">
            <text:p>1.88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14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6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65KV</text:p>
          </table:table-cell>
          <table:table-cell table:style-name="ACE-2" table:formula="of:=0.17799999999999999*1.1899999999999999" office:value-type="float" office:value="0.21181999999999998">
            <text:p>0.212 </text:p>
          </table:table-cell>
          <table:table-cell table:style-name="ACE-3" table:formula="of:=ROUND([.G22]*[.C22];2)" office:value-type="float" office:value="0.20999999999999999">
            <text:p>0.21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15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7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65KV</text:p>
          </table:table-cell>
          <table:table-cell table:style-name="ACE-2" table:formula="of:=0.17799999999999999*1.1899999999999999" office:value-type="float" office:value="0.21181999999999998">
            <text:p>0.212 </text:p>
          </table:table-cell>
          <table:table-cell table:style-name="ACE-3" table:formula="of:=ROUND([.G23]*[.C23];2)" office:value-type="float" office:value="0.20999999999999999">
            <text:p>0.21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16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8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65KV</text:p>
          </table:table-cell>
          <table:table-cell table:style-name="ACE-2" table:formula="of:=0.17799999999999999*1.1899999999999999" office:value-type="float" office:value="0.21181999999999998">
            <text:p>0.212 </text:p>
          </table:table-cell>
          <table:table-cell table:style-name="ACE-3" table:formula="of:=ROUND([.G24]*[.C24];2)" office:value-type="float" office:value="0.20999999999999999">
            <text:p>0.21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D101</text:p>
          </table:table-cell>
          <table:table-cell table:style-name="ACE-0" office:value-type="string">
            <text:p>LED_D3.0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ED - red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LED 3MM RT</text:p>
          </table:table-cell>
          <table:table-cell table:style-name="ACE-2" office:value-type="float" office:value="0.070000000000000007">
            <text:p>0.070 </text:p>
          </table:table-cell>
          <table:table-cell table:style-name="ACE-3" table:formula="of:=ROUND([.G25]*[.C25];2)" office:value-type="float" office:value="0.070000000000000007">
            <text:p>0.07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D102</text:p>
          </table:table-cell>
          <table:table-cell table:style-name="ACE-0" office:value-type="string">
            <text:p>LED_D3.0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ED - green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LED 3MM GN</text:p>
          </table:table-cell>
          <table:table-cell table:style-name="ACE-2" office:value-type="float" office:value="0.070000000000000007">
            <text:p>0.070 </text:p>
          </table:table-cell>
          <table:table-cell table:style-name="ACE-3" table:formula="of:=ROUND([.G26]*[.C26];2)" office:value-type="float" office:value="0.070000000000000007">
            <text:p>0.07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D205</text:p>
          </table:table-cell>
          <table:table-cell table:style-name="ACE-0" office:value-type="string">
            <text:p>LED_D3.0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TOP - red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LED 3MM RT</text:p>
          </table:table-cell>
          <table:table-cell table:style-name="ACE-2" office:value-type="float" office:value="0.070000000000000007">
            <text:p>0.070 </text:p>
          </table:table-cell>
          <table:table-cell table:style-name="ACE-3" table:formula="of:=ROUND([.G27]*[.C27];2)" office:value-type="float" office:value="0.070000000000000007">
            <text:p>0.07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D206</text:p>
          </table:table-cell>
          <table:table-cell table:style-name="ACE-0" office:value-type="string">
            <text:p>LED_D3.0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ORWARD - green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LED 3MM GN</text:p>
          </table:table-cell>
          <table:table-cell table:style-name="ACE-2" office:value-type="float" office:value="0.070000000000000007">
            <text:p>0.070 </text:p>
          </table:table-cell>
          <table:table-cell table:style-name="ACE-3" table:formula="of:=ROUND([.G28]*[.C28];2)" office:value-type="float" office:value="0.070000000000000007">
            <text:p>0.07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D207</text:p>
          </table:table-cell>
          <table:table-cell table:style-name="ACE-0" office:value-type="string">
            <text:p>LED_D3.0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REVERSE - green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LED 3MM GN</text:p>
          </table:table-cell>
          <table:table-cell table:style-name="ACE-2" office:value-type="float" office:value="0.070000000000000007">
            <text:p>0.070 </text:p>
          </table:table-cell>
          <table:table-cell table:style-name="ACE-3" table:formula="of:=ROUND([.G29]*[.C29];2)" office:value-type="float" office:value="0.070000000000000007">
            <text:p>0.07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K1</text:p>
          </table:table-cell>
          <table:table-cell table:style-name="ACE-0" office:value-type="string">
            <text:p>Potentiometer Knob silver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24mm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KNOPF 24-6 AL</text:p>
          </table:table-cell>
          <table:table-cell table:style-name="ACE-2" office:value-type="float" office:value="2.4500000000000002">
            <text:p>2.450 </text:p>
          </table:table-cell>
          <table:table-cell table:style-name="ACE-3" table:formula="of:=ROUND([.G30]*[.C30];2)" office:value-type="float" office:value="2.4500000000000002">
            <text:p>2.45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J302</text:p>
          </table:table-cell>
          <table:table-cell table:style-name="ACE-0" office:value-type="string">
            <text:p>Pin_Header_Straight_1x03_Pitch2.54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UART_ESP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SL 1X40G 2,54 (1/10)</text:p>
          </table:table-cell>
          <table:table-cell table:style-name="ACE-2" office:value-type="float" office:value="0.02">
            <text:p>0.020 </text:p>
          </table:table-cell>
          <table:table-cell table:style-name="ACE-3" table:formula="of:=ROUND([.G31]*[.C31];2)" office:value-type="float" office:value="0.02">
            <text:p>0.02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P101</text:p>
          </table:table-cell>
          <table:table-cell table:style-name="ACE-0" office:value-type="string">
            <text:p>Pin_Header_Angled_1x02_Pitch2.54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BATT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1X40W 2,54 (1/20)</text:p>
          </table:table-cell>
          <table:table-cell table:style-name="ACE-2" office:value-type="float" office:value="0.010999999999999999">
            <text:p>0.011 </text:p>
          </table:table-cell>
          <table:table-cell table:style-name="ACE-3" table:formula="of:=ROUND([.G32]*[.C32];2)" office:value-type="float" office:value="0.01">
            <text:p>0.01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J301</text:p>
          </table:table-cell>
          <table:table-cell table:style-name="ACE-0" office:value-type="string">
            <text:p>Pin_Header_Straight_1x02_Pitch2.54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ESP_BOOTLOAD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SL 1X40G 2,54 (1/20)</text:p>
          </table:table-cell>
          <table:table-cell table:style-name="ACE-2" office:value-type="float" office:value="0.01">
            <text:p>0.010 </text:p>
          </table:table-cell>
          <table:table-cell table:style-name="ACE-3" table:formula="of:=ROUND([.G33]*[.C33];2)" office:value-type="float" office:value="0.01">
            <text:p>0.01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1,S2,S3,S4</text:p>
          </table:table-cell>
          <table:table-cell table:style-name="ACE-0" office:value-type="string">
            <text:p>Mounting Screws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2,9mm x 6,5mm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SBL 29065-100</text:p>
          </table:table-cell>
          <table:table-cell table:style-name="ACE-2" office:value-type="float" office:value="0.019">
            <text:p>0.019 </text:p>
          </table:table-cell>
          <table:table-cell table:style-name="ACE-3" table:formula="of:=ROUND([.G34]*[.C34];2)" office:value-type="float" office:value="0.080000000000000002">
            <text:p>0.08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B1</text:p>
          </table:table-cell>
          <table:table-cell table:style-name="ACE-0" office:value-type="string">
            <text:p>Battery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ithium battery 1700mAh</text:p>
          </table:table-cell>
          <table:table-cell table:style-name="ACE-0" office:value-type="string">
            <text:p>TME</text:p>
          </table:table-cell>
          <table:table-cell table:style-name="ACE-0" office:value-type="string">
            <text:p>ACCU-LP103058/CL</text:p>
          </table:table-cell>
          <table:table-cell table:style-name="ACE-2" table:formula="of:=7.1399999999999997*1.1899999999999999" office:value-type="float" office:value="8.496599999999999">
            <text:p>8.497 </text:p>
          </table:table-cell>
          <table:table-cell table:style-name="ACE-3" table:formula="of:=ROUND([.G35]*[.C35];2)" office:value-type="float" office:value="8.5">
            <text:p>8.50 </text:p>
          </table:table-cell>
          <table:table-cell table:number-columns-repeated="1016" table:style-name="ACE-0"/>
        </table:table-row>
        <table:table-row table:style-name="AROW-0">
          <table:table-cell table:number-columns-repeated="6" table:style-name="ACE-0"/>
          <table:table-cell table:style-name="ACE-2"/>
          <table:table-cell table:style-name="ACE-3"/>
          <table:table-cell table:number-columns-repeated="1016" table:style-name="ACE-0"/>
        </table:table-row>
        <table:table-row table:style-name="AROW-0">
          <table:table-cell table:style-name="ACE-0"/>
          <table:table-cell table:style-name="ACE-0" office:value-type="string">
            <text:p>Summe</text:p>
          </table:table-cell>
          <table:table-cell table:number-columns-repeated="4" table:style-name="ACE-0"/>
          <table:table-cell table:style-name="ACE-2"/>
          <table:table-cell table:style-name="ACE-3" table:formula="of:=SUM([.H2:.H35])" office:value-type="float" office:value="30.5">
            <text:p>30.50 </text:p>
          </table:table-cell>
          <table:table-cell table:number-columns-repeated="1016" table:style-name="ACE-0"/>
        </table:table-row>
        <table:table-row table:style-name="AROW-0" table:number-rows-repeated="65481">
          <table:table-cell table:number-columns-repeated="6" table:style-name="ACE-0"/>
          <table:table-cell table:style-name="ACE-2"/>
          <table:table-cell table:style-name="ACE-3"/>
          <table:table-cell table:number-columns-repeated="1016" table:style-name="ACE-0"/>
        </table:table-row>
        <table:table-row table:style-name="AROW-0" table:number-rows-repeated="983034">
          <table:table-cell table:number-columns-repeated="1024"/>
        </table:table-row>
        <table:table-row table:style-name="AROW-0" table:number-rows-repeated="24">
          <table:table-cell table:number-columns-repeated="1024" table:style-name="ACE-1"/>
        </table:table-row>
        <table:named-expressions>
          <table:named-expression table:name="Sheet_Title" table:expression="of:=&quot;wfred_rev5.csv&quot;" table:base-cell-address="$'wfred_rev5.csv'.$A$1"/>
          <table:named-expression table:name="Print_Area" table:expression="of:=#REF!" table:base-cell-address="$'wfred_rev5.csv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>
        <table:named-range table:name="__Anonymous_Sheet_DB__0" table:cell-range-address="$'wfred_rev5.csv'.$A$1:.$AMJ$1048576" table:base-cell-address="$'wfred_rev5.csv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currency-style style:name="ND-0">
      <number:number number:decimal-places="3" number:grouping="false" number:min-integer-digits="1"/>
      <number:text> </number:text>
    </number:currency-style>
    <number:currency-style style:name="ND-1">
      <number:number number:decimal-places="2" number:grouping="false" number:min-integer-digits="1"/>
      <number:text> </number:text>
    </number:currency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01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 annotations_at_end"/>
      <style:header-style>
        <style:header-footer-properties fo:border="none" style:shadow="none" fo:padding="0pt" fo:margin="0pt" fo:min-height="47.99000000000001pt" svg:height="47.99000000000001pt" style:dynamic-spacing="true"/>
      </style:header-style>
      <style:footer-style>
        <style:header-footer-properties fo:border="none" style:shadow="none" fo:padding="0pt" fo:margin="0pt" fo:min-height="47.99000000000001pt" svg:height="47.99000000000001pt" style:dynamic-spacing="true"/>
      </style:footer-style>
    </style:page-layout>
  </office:automatic-styles>
  <office:master-styles>
    <style:master-page style:name="ta-mp-0" style:display-name="wfred_rev5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1-30T22:05:05Z</dc:date>
    <meta:print-date>2019-09-12T19:15:18Z</meta:print-date>
    <meta:creation-date>2019-03-14T20:07:53Z</meta:creation-date>
    <meta:editing-cycles>6</meta:editing-cycles>
    <meta:editing-duration>PT1H13M35S</meta:editing-duration>
    <meta:generator>gnumeric/1.12.34</meta:generator>
    <meta:user-defined meta:name="meta:print-date" meta:value-type="date">2019-05-04T12:59:09Z</meta:user-defined>
  </office:meta>
</office:document-meta>
</file>